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Noto Sans Devanagari" svg:font-family="Noto Sans Devanagari" style:font-family-generic="swiss" style:font-pitch="variable" svg:panose-1="2 11 5 2 4 5 4 2 2 4"/>
    <style:font-face style:name="Andale Mono" svg:font-family="Andale Mono" style:font-family-generic="modern" style:font-pitch="fixed" svg:panose-1="2 11 5 9 0 0 0 0 0 4"/>
    <style:font-face style:name="Helvetica" svg:font-family="Helvetica" style:font-family-generic="system" style:font-pitch="variable" svg:panose-1="0 0 0 0 0 0 0 0 0 0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</office:font-face-decls>
  <office:automatic-styles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/>
      <style:text-properties style:language-asian="ru" style:country-asian="RU"/>
    </style:style>
    <style:style style:name="T2" style:parent-style-name="Основнойшрифтабзаца" style:family="text">
      <style:text-properties style:language-asian="ru" style:country-asian="RU"/>
    </style:style>
    <style:style style:name="P3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4" style:parent-style-name="Основнойшрифтабзаца" style:family="text">
      <style:text-properties fo:language="en" fo:country="US"/>
    </style:style>
    <style:style style:name="P5" style:parent-style-name="Код" style:family="paragraph">
      <style:text-properties fo:language="en" fo:country="US"/>
    </style:style>
    <style:style style:name="P6" style:parent-style-name="Код" style:family="paragraph">
      <style:text-properties fo:language="en" fo:country="US"/>
    </style:style>
    <style:style style:name="P7" style:parent-style-name="Код" style:family="paragraph">
      <style:text-properties fo:language="en" fo:country="US"/>
    </style:style>
    <style:style style:name="P8" style:parent-style-name="Код" style:family="paragraph">
      <style:text-properties fo:language="en" fo:country="US"/>
    </style:style>
    <style:style style:name="P9" style:parent-style-name="Код" style:family="paragraph">
      <style:text-properties fo:language="en" fo:country="US"/>
    </style:style>
    <style:style style:name="P10" style:parent-style-name="Код" style:family="paragraph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P12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3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4" style:parent-style-name="Код" style:family="paragraph">
      <style:text-properties fo:language="en" fo:country="US" style:language-asian="ru" style:country-asian="RU"/>
    </style:style>
    <style:style style:name="P15" style:parent-style-name="Код" style:family="paragraph">
      <style:text-properties fo:language="en" fo:country="US" style:language-asian="ru" style:country-asian="RU"/>
    </style:style>
    <style:style style:name="P16" style:parent-style-name="Код" style:family="paragraph">
      <style:text-properties fo:language="en" fo:country="US" style:language-asian="ru" style:country-asian="RU"/>
    </style:style>
    <style:style style:name="P17" style:parent-style-name="Код" style:family="paragraph">
      <style:text-properties fo:language="en" fo:country="US" style:language-asian="ru" style:country-asian="RU"/>
    </style:style>
    <style:style style:name="P18" style:parent-style-name="Код" style:family="paragraph">
      <style:text-properties fo:language="en" fo:country="US" style:language-asian="ru" style:country-asian="RU"/>
    </style:style>
    <style:style style:name="P19" style:parent-style-name="Код" style:family="paragraph">
      <style:text-properties fo:language="en" fo:country="US" style:language-asian="ru" style:country-asian="RU"/>
    </style:style>
    <style:style style:name="P20" style:parent-style-name="Код" style:family="paragraph">
      <style:text-properties fo:language="en" fo:country="US" style:language-asian="ru" style:country-asian="RU"/>
    </style:style>
    <style:style style:name="P21" style:parent-style-name="Код" style:family="paragraph">
      <style:text-properties fo:language="en" fo:country="US" style:language-asian="ru" style:country-asian="RU"/>
    </style:style>
    <style:style style:name="P22" style:parent-style-name="Код" style:family="paragraph">
      <style:text-properties fo:language="en" fo:country="US" style:language-asian="ru" style:country-asian="RU"/>
    </style:style>
    <style:style style:name="P23" style:parent-style-name="Код" style:family="paragraph">
      <style:text-properties fo:language="en" fo:country="US" style:language-asian="ru" style:country-asian="RU"/>
    </style:style>
    <style:style style:name="P24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olumn26" style:family="table-column">
      <style:table-column-properties style:column-width="3.5402in"/>
    </style:style>
    <style:style style:name="TableColumn27" style:family="table-column">
      <style:table-column-properties style:column-width="3.1458in"/>
    </style:style>
    <style:style style:name="Table25" style:family="table">
      <style:table-properties style:width="6.6861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33" style:parent-style-name="Основнойшрифтабзаца" style:family="text">
      <style:text-properties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37" style:parent-style-name="Основнойшрифтабзаца" style:family="text">
      <style:text-properties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41" style:parent-style-name="Основнойшрифтабзаца" style:family="text">
      <style:text-properties fo:language="en" fo:country="U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45" style:parent-style-name="Основнойшрифтабзаца" style:family="text">
      <style:text-properties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49" style:parent-style-name="Основнойшрифтабзаца" style:family="text">
      <style:text-properties fo:language="en" fo:country="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53" style:parent-style-name="Основнойшрифтабзаца" style:family="text">
      <style:text-properties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Обычный" style:family="paragraph">
      <style:text-properties fo:language="en" fo:country="US"/>
    </style:style>
    <style:style style:name="P58" style:parent-style-name="Обычный" style:family="paragraph">
      <style:text-properties fo:language="en" fo:country="US"/>
    </style:style>
    <style:style style:name="P59" style:parent-style-name="Обычный" style:family="paragraph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Обычный" style:family="paragraph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Обычный" style:family="paragraph">
      <style:text-properties fo:language="en" fo:country="US"/>
    </style:style>
    <style:style style:name="P68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olumn70" style:family="table-column">
      <style:table-column-properties style:column-width="0.8826in"/>
    </style:style>
    <style:style style:name="TableColumn71" style:family="table-column">
      <style:table-column-properties style:column-width="1.7722in"/>
    </style:style>
    <style:style style:name="TableColumn72" style:family="table-column">
      <style:table-column-properties style:column-width="4.0312in"/>
    </style:style>
    <style:style style:name="Table69" style:family="table">
      <style:table-properties style:width="6.6861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Обычный" style:family="paragraph">
      <style:text-properties style:font-weight-complex="bold" style:font-style-complex="italic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Обычный" style:family="paragraph">
      <style:text-properties style:font-weight-complex="bold" style:font-style-complex="italic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Обычный" style:family="paragraph">
      <style:text-properties style:font-weight-complex="bold" style:font-style-complex="italic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0" style:family="table-row">
      <style:table-row-properties style:min-row-height="0.034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05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06" style:parent-style-name="Обычный" style:family="paragraph">
      <style:paragraph-properties fo:text-align="justify"/>
    </style:style>
    <style:style style:name="T107" style:parent-style-name="Основнойшрифтабзаца" style:family="text">
      <style:text-properties fo:font-weight="bold" style:font-weight-asian="bold" style:font-weight-complex="bold"/>
    </style:style>
    <style:style style:name="T108" style:parent-style-name="Основнойшрифтабзаца" style:family="text">
      <style:text-properties fo:font-weight="bold" style:font-weight-asian="bold" style:font-weight-complex="bold"/>
    </style:style>
    <style:style style:name="T109" style:parent-style-name="Основнойшрифтабзаца" style:family="text">
      <style:text-properties fo:font-weight="bold" style:font-weight-asian="bold" style:font-weight-complex="bold"/>
    </style:style>
    <style:style style:name="T110" style:parent-style-name="Основнойшрифтабзаца" style:family="text">
      <style:text-properties fo:font-weight="bold" style:font-weight-asian="bold" style:font-weight-complex="bold"/>
    </style:style>
    <style:style style:name="T111" style:parent-style-name="Основнойшрифтабзаца" style:family="text">
      <style:text-properties fo:font-weight="bold" style:font-weight-asian="bold" style:font-weight-complex="bold"/>
    </style:style>
    <style:style style:name="T112" style:parent-style-name="Основнойшрифтабзаца" style:family="text">
      <style:text-properties fo:font-weight="bold" style:font-weight-asian="bold" style:font-weight-complex="bold"/>
    </style:style>
    <style:style style:name="T113" style:parent-style-name="Основнойшрифтабзаца" style:family="text">
      <style:text-properties fo:font-weight="bold" style:font-weight-asian="bold" style:font-weight-complex="bold"/>
    </style:style>
    <style:style style:name="T114" style:parent-style-name="Основнойшрифтабзаца" style:family="text">
      <style:text-properties fo:font-weight="bold" style:font-weight-asian="bold" style:font-weight-complex="bold"/>
    </style:style>
    <style:style style:name="T115" style:parent-style-name="Основнойшрифтабзаца" style:family="text">
      <style:text-properties fo:font-weight="bold" style:font-weight-asian="bold" style:font-weight-complex="bold"/>
    </style:style>
    <style:style style:name="T116" style:parent-style-name="Основнойшрифтабзаца" style:family="text">
      <style:text-properties fo:font-weight="bold" style:font-weight-asian="bold" style:font-weight-complex="bold"/>
    </style:style>
    <style:style style:name="T117" style:parent-style-name="Основнойшрифтабзаца" style:family="text">
      <style:text-properties fo:font-weight="bold" style:font-weight-asian="bold" style:font-weight-complex="bold"/>
    </style:style>
    <style:style style:name="T118" style:parent-style-name="Основнойшрифтабзаца" style:family="text">
      <style:text-properties fo:font-weight="bold" style:font-weight-asian="bold" style:font-weight-complex="bold"/>
    </style:style>
    <style:style style:name="T119" style:parent-style-name="Основнойшрифтабзаца" style:family="text">
      <style:text-properties fo:font-weight="bold" style:font-weight-asian="bold" style:font-weight-complex="bold"/>
    </style:style>
    <style:style style:name="T120" style:parent-style-name="Основнойшрифтабзаца" style:family="text">
      <style:text-properties fo:font-weight="bold" style:font-weight-asian="bold" style:font-weight-complex="bold"/>
    </style:style>
    <style:style style:name="T121" style:parent-style-name="Основнойшрифтабзаца" style:family="text">
      <style:text-properties fo:font-weight="bold" style:font-weight-asian="bold" style:font-weight-complex="bold"/>
    </style:style>
    <style:style style:name="T122" style:parent-style-name="Основнойшрифтабзаца" style:family="text">
      <style:text-properties fo:font-weight="bold" style:font-weight-asian="bold" style:font-weight-complex="bold"/>
    </style:style>
    <style:style style:name="T123" style:parent-style-name="Основнойшрифтабзаца" style:family="text">
      <style:text-properties fo:font-weight="bold" style:font-weight-asian="bold" style:font-weight-complex="bold"/>
    </style:style>
    <style:style style:name="T124" style:parent-style-name="Основнойшрифтабзаца" style:family="text">
      <style:text-properties fo:font-weight="bold" style:font-weight-asian="bold" style:font-weight-complex="bold"/>
    </style:style>
    <style:style style:name="T125" style:parent-style-name="Основнойшрифтабзаца" style:family="text">
      <style:text-properties fo:font-weight="bold" style:font-weight-asian="bold" style:font-weight-complex="bold"/>
    </style:style>
    <style:style style:name="P126" style:parent-style-name="Заголовок2" style:family="paragraph">
      <style:text-properties style:language-asian="ru" style:country-asian="RU"/>
    </style:style>
    <style:style style:name="T12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9" style:parent-style-name="Основнойшрифтабзаца" style:family="text">
      <style:text-properties fo:language="en" fo:country="US"/>
    </style:style>
    <style:style style:name="P130" style:parent-style-name="Код" style:family="paragraph">
      <style:text-properties fo:language="en" fo:country="US"/>
    </style:style>
    <style:style style:name="P131" style:parent-style-name="Код" style:family="paragraph">
      <style:text-properties fo:language="en" fo:country="US"/>
    </style:style>
    <style:style style:name="P132" style:parent-style-name="Код" style:family="paragraph">
      <style:text-properties fo:language="en" fo:country="US"/>
    </style:style>
    <style:style style:name="P133" style:parent-style-name="Код" style:family="paragraph">
      <style:text-properties fo:language="en" fo:country="US"/>
    </style:style>
    <style:style style:name="P134" style:parent-style-name="Код" style:family="paragraph">
      <style:text-properties fo:language="en" fo:country="US"/>
    </style:style>
    <style:style style:name="P135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36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P145" style:parent-style-name="Код" style:family="paragraph">
      <style:text-properties fo:language="en" fo:country="US"/>
    </style:style>
    <style:style style:name="P146" style:parent-style-name="Код" style:family="paragraph">
      <style:text-properties fo:language="en" fo:country="US"/>
    </style:style>
    <style:style style:name="P147" style:parent-style-name="Код" style:family="paragraph">
      <style:text-properties fo:language="en" fo:country="US"/>
    </style:style>
    <style:style style:name="P148" style:parent-style-name="Код" style:family="paragraph">
      <style:text-properties fo:language="en" fo:country="US"/>
    </style:style>
    <style:style style:name="P149" style:parent-style-name="Код" style:family="paragraph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ableColumn152" style:family="table-column">
      <style:table-column-properties style:column-width="3.5402in"/>
    </style:style>
    <style:style style:name="TableColumn153" style:family="table-column">
      <style:table-column-properties style:column-width="3.1458in"/>
    </style:style>
    <style:style style:name="Table151" style:family="table">
      <style:table-properties style:width="6.6861in" fo:margin-left="0in" table:align="lef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159" style:parent-style-name="Основнойшрифтабзаца" style:family="text">
      <style:text-properties fo:language="en" fo:country="US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163" style:parent-style-name="Основнойшрифтабзаца" style:family="text">
      <style:text-properties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167" style:parent-style-name="Основнойшрифтабзаца" style:family="text">
      <style:text-properties fo:language="en" fo:country="U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T171" style:parent-style-name="Основнойшрифтабзаца" style:family="text">
      <style:text-properties fo:language="en" fo:country="US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175" style:parent-style-name="Основнойшрифтабзаца" style:family="text">
      <style:text-properties fo:language="en" fo:country="US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179" style:parent-style-name="Основнойшрифтабзаца" style:family="text">
      <style:text-properties fo:language="en" fo:country="US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183" style:parent-style-name="Основнойшрифтабзаца" style:family="text">
      <style:text-properties fo:language="en" fo:country="US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187" style:parent-style-name="Основнойшрифтабзаца" style:family="text">
      <style:text-properties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T201" style:parent-style-name="Основнойшрифтабзаца" style:family="text">
      <style:text-properties fo:language="en" fo:country="US"/>
    </style:style>
    <style:style style:name="T202" style:parent-style-name="Основнойшрифтабзаца" style:family="text">
      <style:text-properties fo:language="en" fo:country="US"/>
    </style:style>
    <style:style style:name="T203" style:parent-style-name="Основнойшрифтабзаца" style:family="text">
      <style:text-properties fo:language="en" fo:country="U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Обычный" style:family="paragraph">
      <style:text-properties fo:language="en" fo:country="US"/>
    </style:style>
    <style:style style:name="P206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olumn208" style:family="table-column">
      <style:table-column-properties style:column-width="1.0798in"/>
    </style:style>
    <style:style style:name="TableColumn209" style:family="table-column">
      <style:table-column-properties style:column-width="1.575in"/>
    </style:style>
    <style:style style:name="TableColumn210" style:family="table-column">
      <style:table-column-properties style:column-width="4.0312in"/>
    </style:style>
    <style:style style:name="Table207" style:family="table">
      <style:table-properties style:width="6.6861in" fo:margin-left="0in" table:align="lef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Обычный" style:family="paragraph">
      <style:text-properties style:font-weight-complex="bold" style:font-style-complex="italic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Обычный" style:family="paragraph">
      <style:text-properties style:font-weight-complex="bold" style:font-style-complex="italic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Обычный" style:family="paragraph">
      <style:text-properties style:font-weight-complex="bold" style:font-style-complex="italic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220" style:parent-style-name="Основнойшрифтабзаца" style:family="text">
      <style:text-properties fo:language="en" fo:country="U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222" style:parent-style-name="Основнойшрифтабзаца" style:family="text">
      <style:text-properties fo:language="en" fo:country="U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T224" style:parent-style-name="Основнойшрифтабзаца" style:family="text">
      <style:text-properties fo:language="en" fo:country="US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227" style:parent-style-name="Основнойшрифтабзаца" style:family="text">
      <style:text-properties fo:language="en" fo:country="US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T229" style:parent-style-name="Основнойшрифтабзаца" style:family="text">
      <style:text-properties fo:language="en" fo:country="US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231" style:parent-style-name="Основнойшрифтабзаца" style:family="text">
      <style:text-properties fo:language="en" fo:country="US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T234" style:parent-style-name="Основнойшрифтабзаца" style:family="text">
      <style:text-properties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text-properties fo:language="en" fo:country="U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T238" style:parent-style-name="Основнойшрифтабзаца" style:family="text">
      <style:text-properties fo:language="en" fo:country="US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T241" style:parent-style-name="Основнойшрифтабзаца" style:family="text">
      <style:text-properties fo:language="en" fo:country="US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243" style:parent-style-name="Основнойшрифтабзаца" style:family="text">
      <style:text-properties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T245" style:parent-style-name="Основнойшрифтабзаца" style:family="text">
      <style:text-properties fo:language="en" fo:country="US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T248" style:parent-style-name="Основнойшрифтабзаца" style:family="text">
      <style:text-properties fo:language="en" fo:country="U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T250" style:parent-style-name="Основнойшрифтабзаца" style:family="text">
      <style:text-properties fo:language="en" fo:country="U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252" style:parent-style-name="Основнойшрифтабзаца" style:family="text">
      <style:text-properties fo:language="en" fo:country="US"/>
    </style:style>
    <style:style style:name="P253" style:parent-style-name="Обычный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54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55" style:parent-style-name="Обычный" style:family="paragraph">
      <style:paragraph-properties fo:widows="0" fo:orphans="0"/>
    </style:style>
    <style:style style:name="T25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57" style:parent-style-name="Основнойшрифтабзаца" style:family="text">
      <style:text-properties fo:font-weight="bold" style:font-weight-asian="bold" style:font-weight-complex="bold"/>
    </style:style>
    <style:style style:name="T25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59" style:parent-style-name="Основнойшрифтабзаца" style:family="text">
      <style:text-properties fo:font-weight="bold" style:font-weight-asian="bold" style:font-weight-complex="bold"/>
    </style:style>
    <style:style style:name="T26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61" style:parent-style-name="Основнойшрифтабзаца" style:family="text">
      <style:text-properties fo:font-weight="bold" style:font-weight-asian="bold" style:font-weight-complex="bold"/>
    </style:style>
    <style:style style:name="T26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63" style:parent-style-name="Основнойшрифтабзаца" style:family="text">
      <style:text-properties fo:font-weight="bold" style:font-weight-asian="bold" style:font-weight-complex="bold"/>
    </style:style>
    <style:style style:name="T26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65" style:parent-style-name="Основнойшрифтабзаца" style:family="text">
      <style:text-properties fo:font-weight="bold" style:font-weight-asian="bold" style:font-weight-complex="bold"/>
    </style:style>
    <style:style style:name="T26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6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68" style:parent-style-name="Основнойшрифтабзаца" style:family="text">
      <style:text-properties fo:font-weight="bold" style:font-weight-asian="bold" style:font-weight-complex="bold"/>
    </style:style>
    <style:style style:name="T26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7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71" style:parent-style-name="Основнойшрифтабзаца" style:family="text">
      <style:text-properties fo:font-weight="bold" style:font-weight-asian="bold" style:font-weight-complex="bold"/>
    </style:style>
    <style:style style:name="T27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73" style:parent-style-name="Основнойшрифтабзаца" style:family="text">
      <style:text-properties fo:font-weight="bold" style:font-weight-asian="bold" style:font-weight-complex="bold"/>
    </style:style>
    <style:style style:name="P274" style:parent-style-name="Обычный" style:family="paragraph">
      <style:paragraph-properties fo:widows="0" fo:orphans="0"/>
    </style:style>
    <style:style style:name="P275" style:parent-style-name="Обычный" style:family="paragraph">
      <style:paragraph-properties fo:widows="0" fo:orphans="0"/>
      <style:text-properties fo:font-weight="bold" style:font-weight-asian="bold" style:font-weight-complex="bold" fo:font-style="italic" style:font-style-asian="italic" style:font-style-complex="italic"/>
    </style:style>
    <style:style style:name="T276" style:parent-style-name="Основнойшрифтабзаца" style:family="text">
      <style:text-properties fo:language="en" fo:country="US"/>
    </style:style>
    <style:style style:name="T277" style:parent-style-name="Основнойшрифтабзаца" style:family="text">
      <style:text-properties fo:language="en" fo:country="US"/>
    </style:style>
    <style:style style:name="P278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79" style:parent-style-name="Код" style:family="paragraph">
      <style:text-properties fo:color="#000000"/>
    </style:style>
    <style:style style:name="P280" style:parent-style-name="Код" style:family="paragraph">
      <style:text-properties fo:color="#000000"/>
    </style:style>
    <style:style style:name="P281" style:parent-style-name="Код" style:family="paragraph">
      <style:text-properties fo:color="#000000"/>
    </style:style>
    <style:style style:name="P282" style:parent-style-name="Код" style:family="paragraph">
      <style:text-properties fo:color="#000000"/>
    </style:style>
    <style:style style:name="P283" style:parent-style-name="Код" style:family="paragraph">
      <style:text-properties fo:color="#000000"/>
    </style:style>
    <style:style style:name="T284" style:parent-style-name="Основнойшрифтабзаца" style:family="text">
      <style:text-properties fo:color="#000000"/>
    </style:style>
    <style:style style:name="T285" style:parent-style-name="Основнойшрифтабзаца" style:family="text">
      <style:text-properties fo:color="#000000" fo:language="en" fo:country="US"/>
    </style:style>
    <style:style style:name="T286" style:parent-style-name="Основнойшрифтабзаца" style:family="text">
      <style:text-properties fo:color="#000000"/>
    </style:style>
    <style:style style:name="T287" style:parent-style-name="Основнойшрифтабзаца" style:family="text">
      <style:text-properties fo:color="#000000" fo:language="en" fo:country="US"/>
    </style:style>
    <style:style style:name="T288" style:parent-style-name="Основнойшрифтабзаца" style:family="text">
      <style:text-properties fo:color="#000000"/>
    </style:style>
    <style:style style:name="T289" style:parent-style-name="Основнойшрифтабзаца" style:family="text">
      <style:text-properties fo:color="#000000" fo:language="en" fo:country="US"/>
    </style:style>
    <style:style style:name="T290" style:parent-style-name="Основнойшрифтабзаца" style:family="text">
      <style:text-properties fo:color="#000000"/>
    </style:style>
    <style:style style:name="P291" style:parent-style-name="Код" style:family="paragraph">
      <style:text-properties fo:color="#000000" fo:language="en" fo:country="US"/>
    </style:style>
    <style:style style:name="P292" style:parent-style-name="Код" style:family="paragraph">
      <style:text-properties fo:color="#000000" fo:language="en" fo:country="US"/>
    </style:style>
    <style:style style:name="P293" style:parent-style-name="Код" style:family="paragraph">
      <style:text-properties fo:color="#000000" fo:language="en" fo:country="US"/>
    </style:style>
    <style:style style:name="P294" style:parent-style-name="Код" style:family="paragraph">
      <style:text-properties fo:color="#000000" fo:language="en" fo:country="US"/>
    </style:style>
    <style:style style:name="P295" style:parent-style-name="Код" style:family="paragraph">
      <style:text-properties fo:color="#000000" fo:language="en" fo:country="US"/>
    </style:style>
    <style:style style:name="P296" style:parent-style-name="Код" style:family="paragraph">
      <style:text-properties fo:color="#000000" fo:language="en" fo:country="US"/>
    </style:style>
    <style:style style:name="P297" style:parent-style-name="Код" style:family="paragraph">
      <style:text-properties fo:color="#000000" fo:language="en" fo:country="US"/>
    </style:style>
    <style:style style:name="P298" style:parent-style-name="Код" style:family="paragraph">
      <style:text-properties fo:color="#000000" fo:language="en" fo:country="US"/>
    </style:style>
    <style:style style:name="P299" style:parent-style-name="Код" style:family="paragraph">
      <style:text-properties fo:color="#000000" fo:language="en" fo:country="US"/>
    </style:style>
    <style:style style:name="P300" style:parent-style-name="Код" style:family="paragraph">
      <style:text-properties fo:color="#000000" fo:language="en" fo:country="US"/>
    </style:style>
    <style:style style:name="P301" style:parent-style-name="Код" style:family="paragraph">
      <style:text-properties fo:color="#000000" fo:language="en" fo:country="US"/>
    </style:style>
    <style:style style:name="P302" style:parent-style-name="Код" style:family="paragraph">
      <style:text-properties fo:color="#000000" fo:language="en" fo:country="US"/>
    </style:style>
    <style:style style:name="P303" style:parent-style-name="Код" style:family="paragraph">
      <style:text-properties fo:color="#000000"/>
    </style:style>
    <style:style style:name="P304" style:parent-style-name="Обычный" style:family="paragraph">
      <style:text-properties fo:color="#000000" fo:font-size="10.5pt" style:font-size-asian="10.5pt" style:font-size-complex="10.5pt"/>
    </style:style>
    <style:style style:name="P305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306" style:parent-style-name="Основнойшрифтабзаца" style:family="text">
      <style:text-properties fo:language="en" fo:country="US"/>
    </style:style>
    <style:style style:name="T307" style:parent-style-name="Основнойшрифтабзаца" style:family="text">
      <style:text-properties fo:language="en" fo:country="US"/>
    </style:style>
    <style:style style:name="T308" style:parent-style-name="Основнойшрифтабзаца" style:family="text">
      <style:text-properties fo:language="en" fo:country="US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fo:language="en" fo:country="US"/>
    </style:style>
    <style:style style:name="T311" style:parent-style-name="Основнойшрифтабзаца" style:family="text">
      <style:text-properties fo:language="en" fo:country="US"/>
    </style:style>
    <style:style style:name="T312" style:parent-style-name="Основнойшрифтабзаца" style:family="text">
      <style:text-properties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P314" style:parent-style-name="Код" style:family="paragraph">
      <style:text-properties fo:language="en" fo:country="US"/>
    </style:style>
    <style:style style:name="P315" style:parent-style-name="Код" style:family="paragraph">
      <style:text-properties fo:language="en" fo:country="US"/>
    </style:style>
    <style:style style:name="P316" style:parent-style-name="Код" style:family="paragraph">
      <style:text-properties fo:language="en" fo:country="US"/>
    </style:style>
    <style:style style:name="P317" style:parent-style-name="Код" style:family="paragraph">
      <style:text-properties fo:language="en" fo:country="US"/>
    </style:style>
    <style:style style:name="P318" style:parent-style-name="Код" style:family="paragraph">
      <style:text-properties fo:language="en" fo:country="US"/>
    </style:style>
    <style:style style:name="TableColumn320" style:family="table-column">
      <style:table-column-properties style:column-width="3.5402in"/>
    </style:style>
    <style:style style:name="TableColumn321" style:family="table-column">
      <style:table-column-properties style:column-width="3.1458in"/>
    </style:style>
    <style:style style:name="Table319" style:family="table">
      <style:table-properties style:width="6.6861in" fo:margin-left="0in" table:align="left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327" style:parent-style-name="Основнойшрифтабзаца" style:family="text">
      <style:text-properties fo:language="en" fo:country="US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T331" style:parent-style-name="Основнойшрифтабзаца" style:family="text">
      <style:text-properties fo:language="en" fo:country="U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T335" style:parent-style-name="Основнойшрифтабзаца" style:family="text">
      <style:text-properties fo:language="en" fo:country="US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T339" style:parent-style-name="Основнойшрифтабзаца" style:family="text">
      <style:text-properties fo:language="en" fo:country="US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Обычный" style:family="paragraph">
      <style:text-properties fo:language="en" fo:country="US"/>
    </style:style>
    <style:style style:name="P344" style:parent-style-name="Обычный" style:family="paragraph">
      <style:text-properties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fo:language="en" fo:country="US"/>
    </style:style>
    <style:style style:name="T347" style:parent-style-name="Основнойшрифтабзаца" style:family="text">
      <style:text-properties fo:language="en" fo:country="US"/>
    </style:style>
    <style:style style:name="T348" style:parent-style-name="Основнойшрифтабзаца" style:family="text">
      <style:text-properties fo:language="en" fo:country="US"/>
    </style:style>
    <style:style style:name="T349" style:parent-style-name="Основнойшрифтабзаца" style:family="text">
      <style:text-properties fo:language="en" fo:country="US"/>
    </style:style>
    <style:style style:name="T350" style:parent-style-name="Основнойшрифтабзаца" style:family="text">
      <style:text-properties fo:language="en" fo:country="US"/>
    </style:style>
    <style:style style:name="T351" style:parent-style-name="Основнойшрифтабзаца" style:family="text">
      <style:text-properties fo:language="en" fo:country="US"/>
    </style:style>
    <style:style style:name="T352" style:parent-style-name="Основнойшрифтабзаца" style:family="text">
      <style:text-properties fo:language="en" fo:country="US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Обычный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55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olumn357" style:family="table-column">
      <style:table-column-properties style:column-width="1.0798in"/>
    </style:style>
    <style:style style:name="TableColumn358" style:family="table-column">
      <style:table-column-properties style:column-width="1.575in"/>
    </style:style>
    <style:style style:name="TableColumn359" style:family="table-column">
      <style:table-column-properties style:column-width="4.0312in"/>
    </style:style>
    <style:style style:name="Table356" style:family="table">
      <style:table-properties style:width="6.6861in" fo:margin-left="0in" table:align="left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Обычный" style:family="paragraph">
      <style:text-properties style:font-weight-complex="bold" style:font-style-complex="italic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Обычный" style:family="paragraph">
      <style:text-properties style:font-weight-complex="bold" style:font-style-complex="italic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Обычный" style:family="paragraph">
      <style:text-properties style:font-weight-complex="bold" style:font-style-complex="italic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T369" style:parent-style-name="Основнойшрифтабзаца" style:family="text">
      <style:text-properties fo:language="en" fo:country="US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T372" style:parent-style-name="Основнойшрифтабзаца" style:family="text">
      <style:text-properties fo:language="en" fo:country="US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T375" style:parent-style-name="Основнойшрифтабзаца" style:family="text">
      <style:text-properties fo:language="en" fo:country="US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380" style:parent-style-name="Основнойшрифтабзаца" style:family="text">
      <style:text-properties fo:language="en" fo:country="US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Обычный" style:family="paragraph">
      <style:text-properties fo:language="en" fo:country="US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T386" style:parent-style-name="Основнойшрифтабзаца" style:family="text">
      <style:text-properties fo:language="en" fo:country="US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Обычный" style:family="paragraph">
      <style:text-properties fo:language="en" fo:country="US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T392" style:parent-style-name="Основнойшрифтабзаца" style:family="text">
      <style:text-properties fo:language="en" fo:country="US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T394" style:parent-style-name="Основнойшрифтабзаца" style:family="text">
      <style:text-properties fo:language="en" fo:country="US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Обычный" style:family="paragraph">
      <style:paragraph-properties fo:widows="0" fo:orphans="0"/>
      <style:text-properties fo:language="en" fo:country="US"/>
    </style:style>
    <style:style style:name="P397" style:parent-style-name="Обычный" style:family="paragraph">
      <style:paragraph-properties fo:widows="0" fo:orphans="0"/>
      <style:text-properties fo:font-weight="bold" style:font-weight-asian="bold" style:font-weight-complex="bold" fo:font-style="italic" style:font-style-asian="italic" style:font-style-complex="italic"/>
    </style:style>
    <style:style style:name="P398" style:parent-style-name="Обычный" style:family="paragraph">
      <style:paragraph-properties fo:widows="0" fo:orphans="0"/>
    </style:style>
    <style:style style:name="P399" style:parent-style-name="Обычный" style:family="paragraph">
      <style:paragraph-properties fo:widows="0" fo:orphans="0"/>
      <style:text-properties fo:font-weight="bold" style:font-weight-asian="bold" style:font-weight-complex="bold" fo:font-style="italic" style:font-style-asian="italic" style:font-style-complex="italic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fo:language="en" fo:country="US"/>
    </style:style>
    <style:style style:name="T402" style:parent-style-name="Основнойшрифтабзаца" style:family="text">
      <style:text-properties fo:language="en" fo:country="US"/>
    </style:style>
    <style:style style:name="T403" style:parent-style-name="Основнойшрифтабзаца" style:family="text">
      <style:text-properties fo:language="en" fo:country="US"/>
    </style:style>
    <style:style style:name="T404" style:parent-style-name="Основнойшрифтабзаца" style:family="text">
      <style:text-properties fo:language="en" fo:country="US"/>
    </style:style>
    <style:style style:name="T405" style:parent-style-name="Основнойшрифтабзаца" style:family="text">
      <style:text-properties fo:language="en" fo:country="US"/>
    </style:style>
    <style:style style:name="T406" style:parent-style-name="Основнойшрифтабзаца" style:family="text">
      <style:text-properties fo:language="en" fo:country="US"/>
    </style:style>
    <style:style style:name="T407" style:parent-style-name="Основнойшрифтабзаца" style:family="text">
      <style:text-properties fo:language="en" fo:country="US"/>
    </style:style>
    <style:style style:name="P408" style:parent-style-name="Обычный" style:family="paragraph">
      <style:paragraph-properties fo:widows="0" fo:orphans="0"/>
      <style:text-properties style:font-name-asian="F"/>
    </style:style>
    <style:style style:name="P409" style:parent-style-name="Обычный" style:family="paragraph">
      <style:paragraph-properties fo:widows="0" fo:orphans="0"/>
    </style:style>
    <style:style style:name="T410" style:parent-style-name="Основнойшрифтабзаца" style:family="text">
      <style:text-properties style:font-name-asian="F"/>
    </style:style>
    <style:style style:name="T411" style:parent-style-name="Основнойшрифтабзаца" style:family="text">
      <style:text-properties style:font-name-asian="F" fo:language="en" fo:country="US"/>
    </style:style>
    <style:style style:name="T412" style:parent-style-name="Основнойшрифтабзаца" style:family="text">
      <style:text-properties style:font-name-asian="F"/>
    </style:style>
    <style:style style:name="T413" style:parent-style-name="Основнойшрифтабзаца" style:family="text">
      <style:text-properties style:font-name-asian="F" fo:font-weight="bold" style:font-weight-asian="bold" style:font-weight-complex="bold" fo:language="en" fo:country="US"/>
    </style:style>
    <style:style style:name="T414" style:parent-style-name="Основнойшрифтабзаца" style:family="text">
      <style:text-properties style:font-name-asian="F"/>
    </style:style>
    <style:style style:name="T415" style:parent-style-name="Основнойшрифтабзаца" style:family="text">
      <style:text-properties style:font-name-asian="F"/>
    </style:style>
    <style:style style:name="T416" style:parent-style-name="Основнойшрифтабзаца" style:family="text">
      <style:text-properties fo:font-weight="bold" style:font-weight-asian="bold" style:font-weight-complex="bold"/>
    </style:style>
    <style:style style:name="T417" style:parent-style-name="Основнойшрифтабзаца" style:family="text">
      <style:text-properties fo:font-weight="bold" style:font-weight-asian="bold" style:font-weight-complex="bold"/>
    </style:style>
    <style:style style:name="T41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1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20" style:parent-style-name="Основнойшрифтабзаца" style:family="text">
      <style:text-properties fo:font-weight="bold" style:font-weight-asian="bold" style:font-weight-complex="bold"/>
    </style:style>
    <style:style style:name="T42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22" style:parent-style-name="Основнойшрифтабзаца" style:family="text">
      <style:text-properties fo:font-weight="bold" style:font-weight-asian="bold" style:font-weight-complex="bold"/>
    </style:style>
    <style:style style:name="T423" style:parent-style-name="Основнойшрифтабзаца" style:family="text">
      <style:text-properties fo:language="en" fo:country="US"/>
    </style:style>
    <style:style style:name="P424" style:parent-style-name="Обычный" style:family="paragraph">
      <style:paragraph-properties fo:widows="0" fo:orphans="0"/>
      <style:text-properties style:font-name-asian="F"/>
    </style:style>
    <style:style style:name="P425" style:parent-style-name="Заголовок2" style:family="paragraph">
      <style:text-properties style:language-asian="ru" style:country-asian="RU"/>
    </style:style>
    <style:style style:name="P426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27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28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29" style:parent-style-name="Код" style:family="paragraph">
      <style:text-properties fo:language="en" fo:country="US"/>
    </style:style>
    <style:style style:name="T43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431" style:parent-style-name="Основнойшрифтабзаца" style:family="text">
      <style:text-properties style:font-name="Menlo" style:font-name-complex="Menlo" fo:font-weight="bold" style:font-weight-asian="bold" style:font-weight-complex="bold" fo:font-style="italic" style:font-style-asian="italic" style:font-style-complex="italic" fo:color="#000000" fo:font-size="9pt" style:font-size-asian="9pt" style:font-size-complex="9pt"/>
    </style:style>
    <style:style style:name="T43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P433" style:parent-style-name="Код" style:family="paragraph">
      <style:text-properties fo:language="en" fo:country="US"/>
    </style:style>
    <style:style style:name="P434" style:parent-style-name="Код" style:family="paragraph">
      <style:text-properties fo:language="en" fo:country="US"/>
    </style:style>
    <style:style style:name="P435" style:parent-style-name="Standard" style:family="paragraph">
      <style:text-properties fo:language="en" fo:country="US" style:language-asian="ru" style:country-asian="RU"/>
    </style:style>
    <style:style style:name="P436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437" style:parent-style-name="Основнойшрифтабзаца" style:family="text">
      <style:text-properties fo:language="en" fo:country="US"/>
    </style:style>
    <style:style style:name="T438" style:parent-style-name="Основнойшрифтабзаца" style:family="text">
      <style:text-properties fo:language="en" fo:country="US"/>
    </style:style>
  </office:automatic-styles>
  <office:body>
    <office:text text:use-soft-page-breaks="true">
      <text:h text:style-name="P1" text:outline-level="1">Представление в памяти структур и объединений</text:h>
      <text:h text:style-name="Заголовок2" text:outline-level="2"><text:span text:style-name="T2">Локальные переменные</text:span></text:h>
      <text:p text:style-name="P3">Описание локальных переменных на языке Си</text:p>
      <text:p text:style-name="Код">int main(void)</text:p>
      <text:p text:style-name="Код">{</text:p>
      <text:p text:style-name="Код"><text:s text:c="4"/>if (1)</text:p>
      <text:p text:style-name="Код"><text:s text:c="4"/>{</text:p>
      <text:p text:style-name="Код"><text:s text:c="8"/>int i = 256;</text:p>
      <text:p text:style-name="Код"><text:s text:c="8"/>double d = 64.64;</text:p>
      <text:p text:style-name="Код"><text:s text:c="8"/>char c = 'A';</text:p>
      <text:p text:style-name="Код"/>
      <text:p text:style-name="Код"><text:s text:c="8"/><text:span text:style-name="T4">int arr_i[] = { 16, 55, 0, 4 };</text:span></text:p>
      <text:p text:style-name="P5"><text:s text:c="8"/>double arr_d[] = { 19.04, 14.5, 0.3, 11 };</text:p>
      <text:p text:style-name="P6"><text:s text:c="8"/>char str[] = "hello";</text:p>
      <text:p text:style-name="P7"/>
      <text:p text:style-name="P8"><text:s text:c="8"/>(void)i, (void)d, (void)c;</text:p>
      <text:p text:style-name="P9"><text:s text:c="8"/>(void)arr_i, (void)arr_d, (void)str;</text:p>
      <text:p text:style-name="P10"/>
      <text:p text:style-name="Код"><text:span text:style-name="T11"><text:s text:c="8"/></text:span>printf("");</text:p>
      <text:p text:style-name="Код"><text:s text:c="4"/>}</text:p>
      <text:p text:style-name="Код">}</text:p>
      <text:p text:style-name="P12"/>
      <text:p text:style-name="P13">Дамп памяти, который содержит все локальные переменные</text:p>
      <text:p text:style-name="P14">(lldb) mem read -f x -c72 -s1 &amp;str</text:p>
      <text:p text:style-name="P15">0x16fdfe938: 0x68 0x65 0x6c 0x6c 0x6f 0x00 0x00 0x41</text:p>
      <text:p text:style-name="P16">0x16fdfe940: 0x29 0x5c 0x8f 0xc2 0xf5 0x28 0x50 0x40</text:p>
      <text:p text:style-name="P17">0x16fdfe948: 0x01 0x40 0x0f 0x00 0x00 0x01 0x00 0x00</text:p>
      <text:p text:style-name="P18">0x16fdfe950: 0x0a 0xd7 0xa3 0x70 0x3d 0x0a 0x33 0x40</text:p>
      <text:p text:style-name="P19">0x16fdfe958: 0x00 0x00 0x00 0x00 0x00 0x00 0x2d 0x40</text:p>
      <text:p text:style-name="P20">0x16fdfe960: 0x33 0x33 0x33 0x33 0x33 0x33 0xd3 0x3f</text:p>
      <text:p text:style-name="P21">0x16fdfe968: 0x00 0x00 0x00 0x00 0x00 0x00 0x26 0x40</text:p>
      <text:p text:style-name="P22">0x16fdfe970: 0x10 0x00 0x00 0x00 0x37 0x00 0x00 0x00</text:p>
      <text:p text:style-name="P23">0x16fdfe978: 0x00 0x00 0x00 0x00 0x04 0x00 0x00 0x00</text:p>
      <text:p text:style-name="P24"/>
      <text:p text:style-name="Обычный">Пояснение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Обычный">Ячейки памяти</text:p>
          </table:table-cell>
          <table:table-cell table:style-name="TableCell30">
            <text:p text:style-name="Обычный">Пояснения</text:p>
          </table:table-cell>
        </table:table-row>
        <table:table-row table:style-name="TableRow31">
          <table:table-cell table:style-name="TableCell32">
            <text:p text:style-name="Обычный"><text:span text:style-name="T33">0x68 0x65 0x6c 0x6c 0x6f 0x00</text:span></text:p>
          </table:table-cell>
          <table:table-cell table:style-name="TableCell34">
            <text:p text:style-name="Обычный">Массив из 6 символов</text:p>
          </table:table-cell>
        </table:table-row>
        <table:table-row table:style-name="TableRow35">
          <table:table-cell table:style-name="TableCell36">
            <text:p text:style-name="Обычный"><text:span text:style-name="T37">0x00</text:span></text:p>
          </table:table-cell>
          <table:table-cell table:style-name="TableCell38">
            <text:p text:style-name="Обычный">Выравнивание</text:p>
          </table:table-cell>
        </table:table-row>
        <table:table-row table:style-name="TableRow39">
          <table:table-cell table:style-name="TableCell40">
            <text:p text:style-name="Обычный"><text:span text:style-name="T41">0x41</text:span></text:p>
          </table:table-cell>
          <table:table-cell table:style-name="TableCell42">
            <text:p text:style-name="Обычный">Символ</text:p>
          </table:table-cell>
        </table:table-row>
        <table:table-row table:style-name="TableRow43">
          <table:table-cell table:style-name="TableCell44">
            <text:p text:style-name="Обычный"><text:span text:style-name="T45">0x29 0x5c 0x8f 0xc2 0xf5 0x28 0x50 0x40</text:span></text:p>
          </table:table-cell>
          <table:table-cell table:style-name="TableCell46">
            <text:p text:style-name="Обычный">Вещественное число</text:p>
          </table:table-cell>
        </table:table-row>
        <table:table-row table:style-name="TableRow47">
          <table:table-cell table:style-name="TableCell48">
            <text:p text:style-name="Обычный"><text:span text:style-name="T49">0x01 0x40 0x0f 0x00</text:span></text:p>
          </table:table-cell>
          <table:table-cell table:style-name="TableCell50">
            <text:p text:style-name="Обычный">Выравнивание</text:p>
          </table:table-cell>
        </table:table-row>
        <table:table-row table:style-name="TableRow51">
          <table:table-cell table:style-name="TableCell52">
            <text:p text:style-name="Обычный"><text:span text:style-name="T53">0x00 0x01 0x00 0x00</text:span></text:p>
          </table:table-cell>
          <table:table-cell table:style-name="TableCell54">
            <text:p text:style-name="Обычный">Целое число</text:p>
          </table:table-cell>
        </table:table-row>
        <table:table-row table:style-name="TableRow55">
          <table:table-cell table:style-name="TableCell56">
            <text:p text:style-name="P57">0x0a 0xd7 0xa3 0x70 0x3d 0x0a 0x33 0x40</text:p>
            <text:p text:style-name="P58">0x00 0x00 0x00 0x00 0x00 0x00 0x2d 0x40</text:p>
            <text:soft-page-break/>
            <text:p text:style-name="P59">0x33 0x33 0x33 0x33 0x33 0x33 0xd3 0x3f</text:p>
            <text:p text:style-name="Обычный"><text:span text:style-name="T60">0x00 0x00 0x00 0x00 0x00 0x00 0x26 0x40</text:span></text:p>
          </table:table-cell>
          <table:table-cell table:style-name="TableCell61">
            <text:p text:style-name="Обычный">Массив из 4 вещественных чисел</text:p>
          </table:table-cell>
        </table:table-row>
        <table:table-row table:style-name="TableRow62">
          <table:table-cell table:style-name="TableCell63">
            <text:p text:style-name="P64">0x10 0x00 0x00 0x00 0x37 0x00 0x00 0x00</text:p>
            <text:p text:style-name="Обычный"><text:span text:style-name="T65">0x00 0x00 0x00 0x00 0x04 0x00 0x00 0x00</text:span></text:p>
          </table:table-cell>
          <table:table-cell table:style-name="TableCell66">
            <text:p text:style-name="Обычный">Массив из 4 целых чисел</text:p>
          </table:table-cell>
        </table:table-row>
      </table:table>
      <text:p text:style-name="P67"/>
      <text:p text:style-name="P68">Сведения о переменных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Имя</text:p>
          </table:table-cell>
          <table:table-cell table:style-name="TableCell76">
            <text:p text:style-name="P77">Размер, байты</text:p>
          </table:table-cell>
          <table:table-cell table:style-name="TableCell78">
            <text:p text:style-name="P79">Адрес</text:p>
          </table:table-cell>
        </table:table-row>
        <table:table-row table:style-name="TableRow80">
          <table:table-cell table:style-name="TableCell81">
            <text:p text:style-name="Обычный">str</text:p>
          </table:table-cell>
          <table:table-cell table:style-name="TableCell82">
            <text:p text:style-name="Обычный">6</text:p>
          </table:table-cell>
          <table:table-cell table:style-name="TableCell83">
            <text:p text:style-name="Обычный">0x000000016fdfe938</text:p>
          </table:table-cell>
        </table:table-row>
        <table:table-row table:style-name="TableRow84">
          <table:table-cell table:style-name="TableCell85">
            <text:p text:style-name="Обычный">c</text:p>
          </table:table-cell>
          <table:table-cell table:style-name="TableCell86">
            <text:p text:style-name="Обычный">1</text:p>
          </table:table-cell>
          <table:table-cell table:style-name="TableCell87">
            <text:p text:style-name="Обычный">0x000000016fdfe93f</text:p>
          </table:table-cell>
        </table:table-row>
        <table:table-row table:style-name="TableRow88">
          <table:table-cell table:style-name="TableCell89">
            <text:p text:style-name="Обычный">d</text:p>
          </table:table-cell>
          <table:table-cell table:style-name="TableCell90">
            <text:p text:style-name="Обычный">8</text:p>
          </table:table-cell>
          <table:table-cell table:style-name="TableCell91">
            <text:p text:style-name="Обычный">0x000000016fdfe940</text:p>
          </table:table-cell>
        </table:table-row>
        <table:table-row table:style-name="TableRow92">
          <table:table-cell table:style-name="TableCell93">
            <text:p text:style-name="Обычный">i</text:p>
          </table:table-cell>
          <table:table-cell table:style-name="TableCell94">
            <text:p text:style-name="Обычный">4</text:p>
          </table:table-cell>
          <table:table-cell table:style-name="TableCell95">
            <text:p text:style-name="Обычный">0x000000016fdfe94c</text:p>
          </table:table-cell>
        </table:table-row>
        <table:table-row table:style-name="TableRow96">
          <table:table-cell table:style-name="TableCell97">
            <text:p text:style-name="Обычный">arr_d</text:p>
          </table:table-cell>
          <table:table-cell table:style-name="TableCell98">
            <text:p text:style-name="Обычный">32</text:p>
          </table:table-cell>
          <table:table-cell table:style-name="TableCell99">
            <text:p text:style-name="Обычный">0x000000016fdfe950</text:p>
          </table:table-cell>
        </table:table-row>
        <table:table-row table:style-name="TableRow100">
          <table:table-cell table:style-name="TableCell101">
            <text:p text:style-name="Обычный">arr_i</text:p>
          </table:table-cell>
          <table:table-cell table:style-name="TableCell102">
            <text:p text:style-name="Обычный">16</text:p>
          </table:table-cell>
          <table:table-cell table:style-name="TableCell103">
            <text:p text:style-name="Обычный">0x000000016fdfe970</text:p>
          </table:table-cell>
        </table:table-row>
      </table:table>
      <text:p text:style-name="P104"/>
      <text:p text:style-name="P105">Выводы</text:p>
      <text:p text:style-name="P106">Переменные обычно размещаются по стеку, то есть расположение адресов должно быть следующим:<text:s/><text:span text:style-name="T107">str</text:span>,<text:s/><text:span text:style-name="T108">arr_d</text:span>,<text:s/><text:span text:style-name="T109">arr_i</text:span>,<text:s/><text:span text:style-name="T110">char</text:span>,<text:s/><text:span text:style-name="T111">d</text:span>,<text:s/><text:span text:style-name="T112">i</text:span>. Но в данном случае компилятор оптимизировал размешение переменных. Для этого использовалось выравние. Переменная<text:s/><text:span text:style-name="T113">str</text:span><text:s/>располагается по адремсу<text:s/>0x000000016fdfe938<text:s/>и занимает<text:s/>6<text:s/>байт, значит следующая переменная может начинаться с<text:s/>0x000000016fdfe93e, но выполнилось выравнивание, что с учетом переменной<text:s/><text:span text:style-name="T114">c<text:s/></text:span>адрес переменной<text:s/><text:span text:style-name="T115">d</text:span><text:s/>был кратен 8. Для этого добавился дополнительный байт после<text:s/><text:span text:style-name="T116">str</text:span><text:s/>и поэтому<text:s/><text:span text:style-name="T117">c</text:span><text:s/>располагается по адресу<text:s/>0x000000016fdfe93f.<text:s/>Далее выравнивание было применено между<text:s/><text:span text:style-name="T118">d<text:s/></text:span>и<text:span text:style-name="T119"><text:s/></text:span><text:span text:style-name="T120">i</text:span>. После<text:s/><text:span text:style-name="T121">d</text:span><text:s/>первый свободные ячейки начинаются с<text:s/>0x000000016fdfe948, но для того чтобы адрес массива<text:s/><text:span text:style-name="T122">arr</text:span><text:span text:style-name="T123">_</text:span><text:span text:style-name="T124">i<text:s/></text:span>был кратен 8, компилятор добавляет дополнительный 4 байта перед<text:s/><text:span text:style-name="T125">i</text:span>.<text:s/>Размеры двух последних переменных кратны 8, поэтому выравнивание не требуется</text:p>
      <text:p text:style-name="Обычный"/>
      <text:h text:style-name="P126" text:outline-level="2">Структуры</text:h>
      <text:p text:style-name="Обычный"><text:span text:style-name="T127">Описание структуры и структурной переменной<text:s/></text:span><text:span text:style-name="T128">на языке Си</text:span></text:p>
      <text:p text:style-name="Код">#include &lt;stdio.h&gt;</text:p>
      <text:p text:style-name="Код">#define NAME_LEN 7</text:p>
      <text:p text:style-name="Код">#define ACHICE_COUNT 5</text:p>
      <text:p text:style-name="Код"/>
      <text:p text:style-name="Код">struct person</text:p>
      <text:p text:style-name="Код">{</text:p>
      <text:p text:style-name="Код"><text:s text:c="4"/>char name[NAME_LEN]; <text:s text:c="11"/>// 7 <text:s/>байт + 1 -–&gt; 8</text:p>
      <text:p text:style-name="Код"><text:s text:c="4"/>int age; <text:s text:c="23"/>// 4 <text:s/>байт + 4 --&gt; 8</text:p>
      <text:p text:style-name="Код"><text:s text:c="4"/>double height; <text:s text:c="17"/>// 8 <text:s/>байт + 0 --&gt; 8</text:p>
      <text:p text:style-name="Код"><text:s text:c="4"/>char literal_group; <text:s text:c="12"/>// 1 <text:s/>байт + 3 --&gt; 4</text:p>
      <text:p text:style-name="Код"><text:s text:c="4"/>int any_nums[ACHICE_COUNT]; <text:s text:c="4"/>// 20 байт + 0 --&gt; 16</text:p>
      <text:p text:style-name="Код">}; <text:s text:c="33"/>// 40 байт + 8 --&gt; 48</text:p>
      <text:p text:style-name="Код"/>
      <text:p text:style-name="Код">int main(void)</text:p>
      <text:p text:style-name="Код">{</text:p>
      <text:p text:style-name="Код"><text:s text:c="4"/>struct person p = {</text:p>
      <text:p text:style-name="Код"><text:s text:c="8"/><text:span text:style-name="T129">.name = "Dima",</text:span></text:p>
      <text:p text:style-name="P130"><text:s text:c="8"/>.age = 18,</text:p>
      <text:p text:style-name="P131"><text:s text:c="8"/>.height = 180.2,</text:p>
      <text:p text:style-name="P132"><text:s text:c="8"/>.literal_group = 'B',</text:p>
      <text:soft-page-break/>
      <text:p text:style-name="P133"><text:s text:c="8"/>.any_nums = {5, 41, 7, 20}</text:p>
      <text:p text:style-name="P134"><text:s text:c="4"/>};</text:p>
      <text:p text:style-name="Код">}</text:p>
      <text:p text:style-name="P135"/>
      <text:p text:style-name="P136">Дамп памяти структурной переменной</text:p>
      <text:p text:style-name="Код">(<text:span text:style-name="T137">lldb</text:span>)<text:s/><text:span text:style-name="T138">mem</text:span><text:s/><text:span text:style-name="T139">read</text:span><text:s/>-<text:span text:style-name="T140">f</text:span><text:s/><text:span text:style-name="T141">x</text:span><text:s/>-<text:span text:style-name="T142">c</text:span><text:s/>48 -<text:span text:style-name="T143">s</text:span><text:s/>1 &amp;<text:span text:style-name="T144">p</text:span></text:p>
      <text:p text:style-name="P145">0x16fdfe960: 0x44 0x69 0x6d 0x61 0x00 0x00 0x00 0x00</text:p>
      <text:p text:style-name="P146">0x16fdfe968: 0x12 0x00 0x00 0x00 0x00 0x00 0x00 0x00</text:p>
      <text:p text:style-name="P147">0x16fdfe970: 0x66 0x66 0x66 0x66 0x66 0x86 0x66 0x40</text:p>
      <text:p text:style-name="P148">0x16fdfe978: 0x42 0x00 0x00 0x00 0x05 0x00 0x00 0x00</text:p>
      <text:p text:style-name="P149">0x16fdfe980: 0x29 0x00 0x00 0x00 0x07 0x00 0x00 0x00</text:p>
      <text:p text:style-name="Код"><text:span text:style-name="T150">0x16fdfe988: 0x14 0x00 0x00 0x00 0x00 0x00 0x00 0x00</text:span></text:p>
      <text:p text:style-name="Обычный">Пояснение</text:p>
      <table:table table:style-name="Table151">
        <table:table-columns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Обычный">Ячейки памяти</text:p>
          </table:table-cell>
          <table:table-cell table:style-name="TableCell156">
            <text:p text:style-name="Обычный">Пояснения</text:p>
          </table:table-cell>
        </table:table-row>
        <table:table-row table:style-name="TableRow157">
          <table:table-cell table:style-name="TableCell158">
            <text:p text:style-name="Обычный"><text:span text:style-name="T159">0x44 0x69 0x6d 0x61 0x00 0x00 0x00</text:span></text:p>
          </table:table-cell>
          <table:table-cell table:style-name="TableCell160">
            <text:p text:style-name="Обычный">Массив из 7 символов</text:p>
          </table:table-cell>
        </table:table-row>
        <table:table-row table:style-name="TableRow161">
          <table:table-cell table:style-name="TableCell162">
            <text:p text:style-name="Обычный"><text:span text:style-name="T163">0x00</text:span></text:p>
          </table:table-cell>
          <table:table-cell table:style-name="TableCell164">
            <text:p text:style-name="Обычный">Выравнивание</text:p>
          </table:table-cell>
        </table:table-row>
        <table:table-row table:style-name="TableRow165">
          <table:table-cell table:style-name="TableCell166">
            <text:p text:style-name="Обычный"><text:span text:style-name="T167">0x12 0x00 0x00 0x00</text:span></text:p>
          </table:table-cell>
          <table:table-cell table:style-name="TableCell168">
            <text:p text:style-name="Обычный">целое число</text:p>
          </table:table-cell>
        </table:table-row>
        <table:table-row table:style-name="TableRow169">
          <table:table-cell table:style-name="TableCell170">
            <text:p text:style-name="Обычный"><text:span text:style-name="T171">0x00 0x00 0x00 0x00</text:span></text:p>
          </table:table-cell>
          <table:table-cell table:style-name="TableCell172">
            <text:p text:style-name="Обычный">Выравнивание</text:p>
          </table:table-cell>
        </table:table-row>
        <table:table-row table:style-name="TableRow173">
          <table:table-cell table:style-name="TableCell174">
            <text:p text:style-name="Обычный"><text:span text:style-name="T175">0x66 0x66 0x66 0x66 0x66 0x86 0x66 0x40</text:span></text:p>
          </table:table-cell>
          <table:table-cell table:style-name="TableCell176">
            <text:p text:style-name="Обычный">Вещественное число</text:p>
          </table:table-cell>
        </table:table-row>
        <table:table-row table:style-name="TableRow177">
          <table:table-cell table:style-name="TableCell178">
            <text:p text:style-name="Обычный"><text:span text:style-name="T179">0x42<text:s/></text:span></text:p>
          </table:table-cell>
          <table:table-cell table:style-name="TableCell180">
            <text:p text:style-name="Обычный">Символ</text:p>
          </table:table-cell>
        </table:table-row>
        <table:table-row table:style-name="TableRow181">
          <table:table-cell table:style-name="TableCell182">
            <text:p text:style-name="Обычный"><text:span text:style-name="T183">0x00 0x00 0x00</text:span></text:p>
          </table:table-cell>
          <table:table-cell table:style-name="TableCell184">
            <text:p text:style-name="Обычный">Выравнивение<text:s/></text:p>
          </table:table-cell>
        </table:table-row>
        <table:table-row table:style-name="TableRow185">
          <table:table-cell table:style-name="TableCell186">
            <text:p text:style-name="Обычный"><text:span text:style-name="T187">0x05 0x00 0x00 0x00</text:span></text:p>
            <text:p text:style-name="Обычный">0<text:span text:style-name="T188">x</text:span>29 0<text:span text:style-name="T189">x</text:span>00 0<text:span text:style-name="T190">x</text:span>00 0<text:span text:style-name="T191">x</text:span>00 0<text:span text:style-name="T192">x</text:span>07 0<text:span text:style-name="T193">x</text:span>00 0<text:span text:style-name="T194">x</text:span>00 0<text:span text:style-name="T195">x</text:span>00</text:p>
            <text:p text:style-name="Обычный">0<text:span text:style-name="T196">x</text:span>14 0<text:span text:style-name="T197">x</text:span>00 0<text:span text:style-name="T198">x</text:span>00 0<text:span text:style-name="T199">x</text:span>00 0<text:span text:style-name="T200">x</text:span>00 0<text:span text:style-name="T201">x</text:span>00 0<text:span text:style-name="T202">x</text:span>00 0<text:span text:style-name="T203">x</text:span>00</text:p>
          </table:table-cell>
          <table:table-cell table:style-name="TableCell204">
            <text:p text:style-name="Обычный">Массив из 5 целых чисел</text:p>
          </table:table-cell>
        </table:table-row>
      </table:table>
      <text:p text:style-name="P205"/>
      <text:p text:style-name="P206">Сведения о<text:s/>полях структурной переменной</text:p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Поле</text:p>
          </table:table-cell>
          <table:table-cell table:style-name="TableCell214">
            <text:p text:style-name="P215">Размер, байты</text:p>
          </table:table-cell>
          <table:table-cell table:style-name="TableCell216">
            <text:p text:style-name="P217">Адрес</text:p>
          </table:table-cell>
        </table:table-row>
        <table:table-row table:style-name="TableRow218">
          <table:table-cell table:style-name="TableCell219">
            <text:p text:style-name="Обычный"><text:span text:style-name="T220">name <text:s text:c="11"/></text:span></text:p>
          </table:table-cell>
          <table:table-cell table:style-name="TableCell221">
            <text:p text:style-name="Обычный">7<text:span text:style-name="T222"><text:s/>+ 1</text:span></text:p>
          </table:table-cell>
          <table:table-cell table:style-name="TableCell223">
            <text:p text:style-name="Обычный"><text:span text:style-name="T224">0x000000016fdfe960</text:span></text:p>
          </table:table-cell>
        </table:table-row>
        <table:table-row table:style-name="TableRow225">
          <table:table-cell table:style-name="TableCell226">
            <text:p text:style-name="Обычный"><text:span text:style-name="T227">age <text:s text:c="12"/></text:span></text:p>
          </table:table-cell>
          <table:table-cell table:style-name="TableCell228">
            <text:p text:style-name="Обычный">4<text:span text:style-name="T229"><text:s/>+ 4</text:span></text:p>
          </table:table-cell>
          <table:table-cell table:style-name="TableCell230">
            <text:p text:style-name="Обычный"><text:span text:style-name="T231">0x000000016fdfe968</text:span></text:p>
          </table:table-cell>
        </table:table-row>
        <table:table-row table:style-name="TableRow232">
          <table:table-cell table:style-name="TableCell233">
            <text:p text:style-name="Обычный"><text:span text:style-name="T234">height <text:s text:c="9"/></text:span></text:p>
          </table:table-cell>
          <table:table-cell table:style-name="TableCell235">
            <text:p text:style-name="P236">8</text:p>
          </table:table-cell>
          <table:table-cell table:style-name="TableCell237">
            <text:p text:style-name="Обычный"><text:span text:style-name="T238">0x000000016fdfe970</text:span></text:p>
          </table:table-cell>
        </table:table-row>
        <table:table-row table:style-name="TableRow239">
          <table:table-cell table:style-name="TableCell240">
            <text:p text:style-name="Обычный"><text:span text:style-name="T241">literal_group <text:s text:c="2"/></text:span></text:p>
          </table:table-cell>
          <table:table-cell table:style-name="TableCell242">
            <text:p text:style-name="Обычный">1<text:span text:style-name="T243"><text:s/>+ 3</text:span></text:p>
          </table:table-cell>
          <table:table-cell table:style-name="TableCell244">
            <text:p text:style-name="Обычный"><text:span text:style-name="T245">0x000000016fdfe978</text:span></text:p>
          </table:table-cell>
        </table:table-row>
        <table:table-row table:style-name="TableRow246">
          <table:table-cell table:style-name="TableCell247">
            <text:p text:style-name="Обычный"><text:span text:style-name="T248">any_nums <text:s text:c="7"/></text:span></text:p>
          </table:table-cell>
          <table:table-cell table:style-name="TableCell249">
            <text:p text:style-name="Обычный"><text:span text:style-name="T250">20</text:span></text:p>
          </table:table-cell>
          <table:table-cell table:style-name="TableCell251">
            <text:p text:style-name="Обычный"><text:span text:style-name="T252">0x000000016fdfe97c</text:span></text:p>
          </table:table-cell>
        </table:table-row>
      </table:table>
      <text:p text:style-name="P253"/>
      <text:p text:style-name="P254">Вывод<text:s/>для дампа структуры<text:s/></text:p>
      <text:p text:style-name="P255">Поле<text:s/><text:span text:style-name="T256">name</text:span><text:span text:style-name="T257"><text:s/></text:span>– массив из 7 символов, поэтому компилятор выравнивает его при помощи одного дополнительного байта, по итогу на поле<text:s/><text:span text:style-name="T258">name</text:span><text:span text:style-name="T259"><text:s/></text:span>отводиться 8 байт. Поле<text:s/><text:span text:style-name="T260">age</text:span><text:span text:style-name="T261"><text:s/></text:span>– целое число, для выравнивания используются дополнительные 4 байта. Поле<text:s/><text:span text:style-name="T262">height</text:span><text:span text:style-name="T263"><text:s/></text:span>–<text:s/>вещественное число, оно занимает 8 байт, поэтому выравнивание не требуется. Поле<text:s/><text:span text:style-name="T264">literal</text:span><text:span text:style-name="T265">_</text:span><text:span text:style-name="T266">group</text:span><text:s/>– символ, занимает 1 байт, для выравания используется дополнительные 3 байта. И последнее<text:s/>поле<text:s/><text:span text:style-name="T267">any</text:span><text:span text:style-name="T268">_</text:span><text:span text:style-name="T269">nums</text:span><text:s/>–<text:s/>массив из 5 целых чисел, занимает 5<text:s/>*<text:s/>4 = 20 байт, но с учётом поля<text:s/><text:span text:style-name="T270">literal</text:span><text:span text:style-name="T271">_</text:span><text:span text:style-name="T272">group</text:span><text:span text:style-name="T273"><text:s/></text:span>получается что данные занимают 24 байта, что кратно 8, поэтому выравнивание не требуется.</text:p>
      <text:p text:style-name="P274"/>
      <text:p text:style-name="P275">Влияние полей на адрес структурной переменной</text:p>
      <text:p text:style-name="Обычный">В приведенной структуре<text:s/>наиболее ресурсоемким по памяти типом данных является тип<text:s/><text:span text:style-name="T276">double</text:span><text:s/>у поля<text:s/><text:span text:style-name="T277">height</text:span>.<text:s/>Поэтому компилятор выравнивает все остальные поля по адресам кратным 8-ми</text:p>
      <text:p text:style-name="Обычный"/>
      <text:p text:style-name="P278">Описание<text:s/>упакованной<text:s/>структуры и структурной переменной<text:s/>на языке Си</text:p>
      <text:p text:style-name="P279">#pragma pack(push, 1)</text:p>
      <text:soft-page-break/>
      <text:p text:style-name="P280">struct person</text:p>
      <text:p text:style-name="P281">{</text:p>
      <text:p text:style-name="P282"><text:s text:c="4"/>char name[NAME_LEN]; <text:s text:c="11"/>// 7 <text:s/>байт</text:p>
      <text:p text:style-name="P283"><text:s text:c="4"/>int age; <text:s text:c="23"/>// 4 <text:s/>байт</text:p>
      <text:p text:style-name="Код"><text:span text:style-name="T284"><text:s text:c="4"/></text:span><text:span text:style-name="T285">double height; <text:s text:c="17"/>// 8 <text:s/></text:span><text:span text:style-name="T286">байт</text:span></text:p>
      <text:p text:style-name="Код"><text:span text:style-name="T287"><text:s text:c="4"/>char literal_group; <text:s text:c="12"/>// 1 <text:s/></text:span><text:span text:style-name="T288">байт</text:span></text:p>
      <text:p text:style-name="Код"><text:span text:style-name="T289"><text:s text:c="4"/>int any_nums[ACHICE_COUNT]; <text:s text:c="4"/>// 20<text:s/></text:span><text:span text:style-name="T290">байт</text:span></text:p>
      <text:p text:style-name="P291">};</text:p>
      <text:p text:style-name="P292">#pragma pack(pop)</text:p>
      <text:p text:style-name="P293"/>
      <text:p text:style-name="P294">int main(void)</text:p>
      <text:p text:style-name="P295">{</text:p>
      <text:p text:style-name="P296"><text:s text:c="4"/>struct person p = {</text:p>
      <text:p text:style-name="P297"><text:s text:c="8"/>.name = "Dima",</text:p>
      <text:p text:style-name="P298"><text:s text:c="8"/>.age = 18,</text:p>
      <text:p text:style-name="P299"><text:s text:c="8"/>.height = 180.2,</text:p>
      <text:p text:style-name="P300"><text:s text:c="8"/>.literal_group = 'B',</text:p>
      <text:p text:style-name="P301"><text:s text:c="8"/>.any_nums = {5, 41, 7, 20}</text:p>
      <text:p text:style-name="P302"><text:s text:c="4"/>};</text:p>
      <text:p text:style-name="P303">}</text:p>
      <text:p text:style-name="P304"/>
      <text:p text:style-name="P305">Дамп памяти структурной переменной</text:p>
      <text:p text:style-name="Код">(<text:span text:style-name="T306">lldb</text:span>)<text:s/><text:span text:style-name="T307">mem</text:span><text:s/><text:span text:style-name="T308">read</text:span><text:s/>-<text:span text:style-name="T309">f</text:span><text:s/><text:span text:style-name="T310">x</text:span><text:s/>-<text:span text:style-name="T311">c</text:span><text:s/>40 -<text:span text:style-name="T312">s</text:span><text:s/>1 &amp;<text:span text:style-name="T313">p</text:span></text:p>
      <text:p text:style-name="P314">0x16fdfe968: 0x44 0x69 0x6d 0x61 0x00 0x00 0x00 0x12</text:p>
      <text:p text:style-name="P315">0x16fdfe970: 0x00 0x00 0x00 0x66 0x66 0x66 0x66 0x66</text:p>
      <text:p text:style-name="P316">0x16fdfe978: 0x86 0x66 0x40 0x42 0x05 0x00 0x00 0x00</text:p>
      <text:p text:style-name="P317">0x16fdfe980: 0x29 0x00 0x00 0x00 0x07 0x00 0x00 0x00</text:p>
      <text:p text:style-name="P318">0x16fdfe988: 0x14 0x00 0x00 0x00 0x00 0x00 0x00 0x00</text:p>
      <text:p text:style-name="Обычный">Пояснение</text:p>
      <table:table table:style-name="Table319">
        <table:table-columns>
          <table:table-column table:style-name="TableColumn320"/>
          <table:table-column table:style-name="TableColumn321"/>
        </table:table-columns>
        <table:table-row table:style-name="TableRow322">
          <table:table-cell table:style-name="TableCell323">
            <text:p text:style-name="Обычный">Ячейки памяти</text:p>
          </table:table-cell>
          <table:table-cell table:style-name="TableCell324">
            <text:p text:style-name="Обычный">Пояснения</text:p>
          </table:table-cell>
        </table:table-row>
        <table:table-row table:style-name="TableRow325">
          <table:table-cell table:style-name="TableCell326">
            <text:p text:style-name="Обычный"><text:span text:style-name="T327">0x44 0x69 0x6d 0x61 0x00 0x00 0x00</text:span></text:p>
          </table:table-cell>
          <table:table-cell table:style-name="TableCell328">
            <text:p text:style-name="Обычный">Массив из 7 символов</text:p>
          </table:table-cell>
        </table:table-row>
        <table:table-row table:style-name="TableRow329">
          <table:table-cell table:style-name="TableCell330">
            <text:p text:style-name="Обычный"><text:span text:style-name="T331">0x12 0x00 0x00 0x00</text:span></text:p>
          </table:table-cell>
          <table:table-cell table:style-name="TableCell332">
            <text:p text:style-name="Обычный">целое число</text:p>
          </table:table-cell>
        </table:table-row>
        <table:table-row table:style-name="TableRow333">
          <table:table-cell table:style-name="TableCell334">
            <text:p text:style-name="Обычный"><text:span text:style-name="T335">0x66 0x66 0x66 0x66 0x66 0x86 0x66 0x40</text:span></text:p>
          </table:table-cell>
          <table:table-cell table:style-name="TableCell336">
            <text:p text:style-name="Обычный">Вещественное число</text:p>
          </table:table-cell>
        </table:table-row>
        <table:table-row table:style-name="TableRow337">
          <table:table-cell table:style-name="TableCell338">
            <text:p text:style-name="Обычный"><text:span text:style-name="T339">0x42<text:s/></text:span></text:p>
          </table:table-cell>
          <table:table-cell table:style-name="TableCell340">
            <text:p text:style-name="Обычный">Символ</text:p>
          </table:table-cell>
        </table:table-row>
        <table:table-row table:style-name="TableRow341">
          <table:table-cell table:style-name="TableCell342">
            <text:p text:style-name="P343">0x05 0x00 0x00 0x00</text:p>
            <text:p text:style-name="P344">0x29 0x00 0x00 0x00 0x07 0x00 0x00 0x00</text:p>
            <text:p text:style-name="Обычный">0<text:span text:style-name="T345">x</text:span>14 0<text:span text:style-name="T346">x</text:span>00 0<text:span text:style-name="T347">x</text:span>00 0<text:span text:style-name="T348">x</text:span>00 0<text:span text:style-name="T349">x</text:span>00 0<text:span text:style-name="T350">x</text:span>00 0<text:span text:style-name="T351">x</text:span>00 0<text:span text:style-name="T352">x</text:span>00</text:p>
          </table:table-cell>
          <table:table-cell table:style-name="TableCell353">
            <text:p text:style-name="Обычный">Массив из 5 целых чисел</text:p>
          </table:table-cell>
        </table:table-row>
      </table:table>
      <text:p text:style-name="P354"/>
      <text:p text:style-name="P355">Сведения о<text:s/>полях структурной переменной</text:p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</table:table-columns>
        <table:table-row table:style-name="TableRow360">
          <table:table-cell table:style-name="TableCell361">
            <text:p text:style-name="P362">Поле</text:p>
          </table:table-cell>
          <table:table-cell table:style-name="TableCell363">
            <text:p text:style-name="P364">Размер, байты</text:p>
          </table:table-cell>
          <table:table-cell table:style-name="TableCell365">
            <text:p text:style-name="P366">Адрес</text:p>
          </table:table-cell>
        </table:table-row>
        <table:table-row table:style-name="TableRow367">
          <table:table-cell table:style-name="TableCell368">
            <text:p text:style-name="Обычный"><text:span text:style-name="T369">name <text:s text:c="11"/></text:span></text:p>
          </table:table-cell>
          <table:table-cell table:style-name="TableCell370">
            <text:p text:style-name="Обычный">7</text:p>
          </table:table-cell>
          <table:table-cell table:style-name="TableCell371">
            <text:p text:style-name="Обычный"><text:span text:style-name="T372">0x000000016fdfe968</text:span></text:p>
          </table:table-cell>
        </table:table-row>
        <table:table-row table:style-name="TableRow373">
          <table:table-cell table:style-name="TableCell374">
            <text:p text:style-name="Обычный"><text:span text:style-name="T375">age <text:s text:c="12"/></text:span></text:p>
          </table:table-cell>
          <table:table-cell table:style-name="TableCell376">
            <text:p text:style-name="Обычный">4</text:p>
          </table:table-cell>
          <table:table-cell table:style-name="TableCell377">
            <text:p text:style-name="Обычный">0x000000016fdfe96f</text:p>
          </table:table-cell>
        </table:table-row>
        <table:table-row table:style-name="TableRow378">
          <table:table-cell table:style-name="TableCell379">
            <text:p text:style-name="Обычный"><text:span text:style-name="T380">height <text:s text:c="9"/></text:span></text:p>
          </table:table-cell>
          <table:table-cell table:style-name="TableCell381">
            <text:p text:style-name="P382">8</text:p>
          </table:table-cell>
          <table:table-cell table:style-name="TableCell383">
            <text:p text:style-name="Обычный">0x000000016fdfe973</text:p>
          </table:table-cell>
        </table:table-row>
        <table:table-row table:style-name="TableRow384">
          <table:table-cell table:style-name="TableCell385">
            <text:p text:style-name="Обычный"><text:span text:style-name="T386">literal_group <text:s text:c="2"/></text:span></text:p>
          </table:table-cell>
          <table:table-cell table:style-name="TableCell387">
            <text:p text:style-name="P388">1</text:p>
          </table:table-cell>
          <table:table-cell table:style-name="TableCell389">
            <text:p text:style-name="Обычный">0x000000016fdfe97b</text:p>
          </table:table-cell>
        </table:table-row>
        <table:table-row table:style-name="TableRow390">
          <table:table-cell table:style-name="TableCell391">
            <text:p text:style-name="Обычный"><text:span text:style-name="T392">any_nums <text:s text:c="7"/></text:span></text:p>
          </table:table-cell>
          <table:table-cell table:style-name="TableCell393">
            <text:p text:style-name="Обычный"><text:span text:style-name="T394">20</text:span></text:p>
          </table:table-cell>
          <table:table-cell table:style-name="TableCell395">
            <text:p text:style-name="Обычный">0x000000016fdfe97c</text:p>
          </table:table-cell>
        </table:table-row>
      </table:table>
      <text:p text:style-name="P396"/>
      <text:p text:style-name="P397">Влияние полей на адрес структурной переменной</text:p>
      <text:p text:style-name="P398">блин да я вообще хз, тут типо всё идет по порядку и будто бы влияние никакого</text:p>
      <text:soft-page-break/>
      <text:p text:style-name="P399">Описание структуры для минимизации выравнивания</text:p>
      <text:p text:style-name="Код">struct person</text:p>
      <text:p text:style-name="Код">{</text:p>
      <text:p text:style-name="Код"><text:s text:c="4"/>char name[NAME_LEN]; <text:s text:c="11"/>// 7 <text:s/>байт -–&gt; 7</text:p>
      <text:p text:style-name="Код"><text:s text:c="4"/>char literal_group; <text:s text:c="12"/>// 1 <text:s/>байт --&gt; 1</text:p>
      <text:p text:style-name="Код"><text:span text:style-name="T400"><text:s text:c="4"/>int age; <text:s text:c="23"/>// 4 <text:s/></text:span>байт<text:span text:style-name="T401"><text:s/>--&gt; 4</text:span></text:p>
      <text:p text:style-name="Код"><text:span text:style-name="T402"><text:s text:c="4"/>int any_nums[ACHICE_COUNT]; <text:s text:c="4"/>// 20<text:s/></text:span>байт<text:span text:style-name="T403"><text:s/>--&gt; 20</text:span></text:p>
      <text:p text:style-name="Код"><text:span text:style-name="T404"><text:s text:c="4"/>double height; <text:s text:c="17"/>// 8 <text:s/></text:span>байт<text:span text:style-name="T405"><text:s/>--&gt; 8</text:span></text:p>
      <text:p text:style-name="Код"><text:span text:style-name="T406">}; <text:s text:c="33"/>// 40<text:s/></text:span>байт<text:span text:style-name="T407"><text:s/>--&gt; 40</text:span></text:p>
      <text:p text:style-name="P408"/>
      <text:p text:style-name="P409"><text:span text:style-name="T410">При данном расположении полей вырывание не требуется. Как мы определили раннее наиболее затратным по памяти является поле с типом<text:s/></text:span><text:span text:style-name="T411">double</text:span><text:span text:style-name="T412">, которое занимает 8 байт, значит выравнивание будет до 8-ми байт. В данном примере поля располагаются следующим образом: поля<text:s/></text:span><text:span text:style-name="T413">name</text:span><text:span text:style-name="T414"><text:s/></text:span><text:span text:style-name="T415">и<text:s/></text:span><text:span text:style-name="T416">literal_group</text:span><text:span text:style-name="T417"><text:s/></text:span>в сумме дают 8 байт, далее<text:s/><text:span text:style-name="T418">age</text:span><text:s/>и<text:s/><text:span text:style-name="T419">any</text:span><text:span text:style-name="T420">_</text:span><text:span text:style-name="T421">nums</text:span><text:span text:style-name="T422"><text:s/></text:span>в сумме занимают 24 = 8<text:s/>*<text:s/>3 байт и последнее поле<text:s/><text:span text:style-name="T423">height</text:span><text:s/>занимает ровно 8 байт.<text:s/>Таким образом ни один из адресов полей не находиться на пересечении байт, и поэтому выравнивание не требуется.<text:s/>У данной структуры нет<text:s/>завершающего» выравнивания, потому что суммарный размер структуры<text:s/>40<text:s/>байт также кратен 8 байтам.</text:p>
      <text:p text:style-name="P424"/>
      <text:h text:style-name="P425" text:outline-level="2">Объединения</text:h>
      <text:p text:style-name="P426">Описание объединения и инициализации одного из его полей</text:p>
      <text:p text:style-name="Код">union un</text:p>
      <text:p text:style-name="Код">{</text:p>
      <text:p text:style-name="Код"><text:s text:c="4"/>int i;</text:p>
      <text:p text:style-name="Код"><text:s text:c="4"/>double d;</text:p>
      <text:p text:style-name="Код"><text:s text:c="4"/>char c;</text:p>
      <text:p text:style-name="Код">};</text:p>
      <text:p text:style-name="Код"/>
      <text:p text:style-name="Код">int main(void)</text:p>
      <text:p text:style-name="Код">{</text:p>
      <text:p text:style-name="Код"><text:s text:c="4"/>union un u_1 = { .d = 1.2 };</text:p>
      <text:p text:style-name="Код"/>
      <text:p text:style-name="Код"><text:s text:c="4"/>u_1.c = 'A';</text:p>
      <text:p text:style-name="Код">}</text:p>
      <text:p text:style-name="P427"/>
      <text:p text:style-name="P428">Дамп памяти объединения (поле имеет значение<text:s/>1.2)</text:p>
      <text:p text:style-name="P429">(lldb) mem read -f x -c 8 -s 1 &amp;u_1.i</text:p>
      <text:p text:style-name="Код">0x16fdfe998: 0x33 0x33 0x33 0x33 0x33 0x33 0xf3 0x3f</text:p>
      <text:p text:style-name="Обычный"/>
      <text:p text:style-name="Обычный"><text:span text:style-name="T430">Дамп памяти объединения (поле имеет значение<text:s/></text:span><text:span text:style-name="T431">'A'</text:span><text:span text:style-name="T432">)</text:span></text:p>
      <text:p text:style-name="P433">(lldb) mem read -f x -c 8 -s 1 &amp;u_1</text:p>
      <text:p text:style-name="P434">0x16fdfe998: 0x41 0x33 0x33 0x33 0x33 0x33 0xf3 0x3f</text:p>
      <text:p text:style-name="P435"/>
      <text:p text:style-name="P436">Вывод</text:p>
      <text:soft-page-break/>
      <text:p text:style-name="Обычный">В данном объединении наиболее ресурсоемким по памяти является значение<text:s/><text:span text:style-name="T437">double</text:span>, поэтому размер данного объединения<text:s/>8<text:s/>байт. При инициализации вещественным числом задействуются все 8 ячеек, но при последующем присваивании данной переменной значения<text:s/>'A'<text:s/>изменяется только первый байт, потому что размер типа<text:s/><text:span text:style-name="T438">char</text:span><text:s/>составляет 1 бай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Noto Sans Devanagari" svg:font-family="Noto Sans Devanagari" style:font-family-generic="swiss" style:font-pitch="variable" svg:panose-1="2 11 5 2 4 5 4 2 2 4"/>
    <style:font-face style:name="Andale Mono" svg:font-family="Andale Mono" style:font-family-generic="modern" style:font-pitch="fixed" svg:panose-1="2 11 5 9 0 0 0 0 0 4"/>
    <style:font-face style:name="Helvetica" svg:font-family="Helvetica" style:font-family-generic="system" style:font-pitch="variable" svg:panose-1="0 0 0 0 0 0 0 0 0 0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25in" fo:margin-bottom="0.0555in"/>
      <style:text-properties style:font-name-asian="F" style:font-name-complex="F" fo:font-weight="bold" style:font-weight-asian="bold" fo:color="#000000" fo:font-size="18pt" style:font-size-asian="18pt" style:font-size-complex="20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-asian="F" style:font-name-complex="F" fo:font-weight="bold" style:font-weight-asian="bold" fo:color="#000000"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style:font-name-complex="F" fo:font-weight="bold" style:font-weight-asian="bold" fo:color="#000000" style:font-size-complex="14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style:font-name-complex="F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style:font-name-complex="F" fo:color="#0F4761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0277in"/>
      <style:text-properties style:font-name-asian="F" style:font-name-complex="F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0277in"/>
      <style:text-properties style:font-name-asian="F" style:font-name-complex="F" fo:color="#595959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keep-together="always"/>
      <style:text-properties style:font-name-asian="F" style:font-name-complex="F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/>
      <style:text-properties style:font-name-asian="F" style:font-name-complex="F" fo:color="#272727" fo:hyphenate="false"/>
    </style:style>
    <style:style style:name="Обычный" style:display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ru" style:country-asian="RU" fo:hyphenate="tru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Standard">
      <style:paragraph-properties style:contextual-spacing="true" fo:margin-bottom="0.0555in"/>
      <style:text-properties style:font-name="Aptos Display" style:font-name-asian="F" style:font-name-complex="F" fo:letter-spacing="-0.0069in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Подзаголовок" style:display-name="Подзаголовок" style:family="paragraph" style:parent-style-name="Standard" style:next-style-name="Standard">
      <style:paragraph-properties fo:margin-bottom="0.1111in"/>
      <style:text-properties style:font-name-asian="F" style:font-name-complex="F" fo:color="#595959" fo:letter-spacing="0.0104in" style:font-size-complex="14pt" fo:hyphenate="false"/>
    </style:style>
    <style:style style:name="Цитата2" style:display-name="Цитата 2" style:family="paragraph" style:parent-style-name="Standard" style:next-style-name="Standard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Выделеннаяцитата" style:display-name="Выделенная цитата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="Times New Roman" style:font-name-asian="Times New Roman" style:font-name-complex="Times New Roman" fo:font-size="14pt" style:font-size-asian="14pt" fo:hyphenate="false"/>
    </style:style>
    <style:style style:name="Код" style:display-name="Код" style:family="paragraph">
      <style:paragraph-properties fo:widows="2" fo:orphans="2" fo:border="0.0138in solid #000000" fo:padding-top="0.0138in" fo:padding-left="0.0555in" fo:padding-bottom="0.0138in" fo:padding-right="0.0555in" style:shadow="none"/>
      <style:text-properties style:font-name="Andale Mono" style:font-name-asian="F" style:font-name-complex="Andale Mono" fo:color="#000000" fo:font-size="14pt" style:font-size-asian="14pt" style:font-size-complex="16pt" fo:hyphenate="false"/>
    </style:style>
    <style:style style:name="p1" style:display-name="p1" style:family="paragraph" style:parent-style-name="Standard">
      <style:paragraph-properties fo:text-align="start"/>
      <style:text-properties style:font-name="Helvetica" style:font-name-asian="Helvetica" style:font-name-complex="Helvetica" fo:color="#000000" style:letter-kerning="false" fo:font-size="12pt" style:font-size-asian="12pt" style:language-asian="ru" style:country-asian="RU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F" style:font-name-complex="F" fo:font-weight="bold" style:font-weight-asian="bold" fo:color="#000000" fo:font-size="18pt" style:font-size-asian="18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F" style:font-name-complex="F" fo:font-weight="bold" style:font-weight-asian="bold" fo:color="#000000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F" style:font-name-complex="F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F" style:font-name-complex="F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F" style:font-name-complex="F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F" style:font-name-complex="F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F" style:font-name-complex="F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F" style:font-name-complex="F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F" style:font-name-complex="F" fo:color="#272727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F" style:font-name-complex="F" fo:letter-spacing="-0.0069in" style:letter-kerning="true" fo:font-size="28pt" style:font-size-asian="28pt" style:font-size-complex="28pt"/>
    </style:style>
    <style:style style:name="ПодзаголовокЗнак" style:display-name="Подзаголовок Знак" style:family="text" style:parent-style-name="Основнойшрифтабзаца">
      <style:text-properties style:font-name-asian="F" style:font-name-complex="F" fo:color="#595959" fo:letter-spacing="0.0104in" fo:font-size="14pt" style:font-size-asian="14pt" style:font-size-complex="14pt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s1" style:display-name="s1" style:family="text" style:parent-style-name="Основнойшрифтабзаца">
      <style:text-properties fo:color="#535353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" style:display-name="Стиль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2" style:display-name="Стиль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3" style:display-name="Стиль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" style:display-name="WWNum3">
      <text:list-level-style-number text:level="1" style:num-suffix=")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list-format-name="NLF2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2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5" style:display-name="WWNum5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6" style:display-name="WWNum6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7" style:display-name="WWNum7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8" style:display-name="WWNum8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text:list-style style:name="WWNum9" style:display-name="WWNum9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10" style:display-name="WWNum10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text:list-style style:name="WWNum11" style:display-name="WWNum11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  <number:num-list-label text:level="2"/>
      <number:text>%1%.%2%.</number:text>
      <number:num-list-label text:level="3"/>
      <number:text>%3%)</number:text>
    </number:num-list-format>
    <style:page-layout style:name="PL0">
      <style:page-layout-properties fo:page-width="8.268in" fo:page-height="11.693in" style:print-orientation="portrait" fo:margin-top="0.7875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mitriy Dudyrev</meta:initial-creator>
    <dc:creator>Dmitriy Dudyrev</dc:creator>
    <meta:creation-date>2025-05-02T13:13:00Z</meta:creation-date>
    <dc:date>2025-05-02T21:23:00Z</dc:date>
    <meta:template xlink:href="Normal.dotm" xlink:type="simple"/>
    <meta:editing-cycles>4</meta:editing-cycles>
    <meta:editing-duration>PT3240S</meta:editing-duration>
    <meta:user-defined meta:name="AppVersion">16.0000</meta:user-defined>
    <meta:document-statistic meta:page-count="6" meta:paragraph-count="17" meta:word-count="1293" meta:character-count="8648" meta:row-count="61" meta:non-whitespace-character-count="7372"/>
  </office:meta>
</office:document-meta>
</file>